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parent-style-name="Heading_201" style:family="paragraph">
      <style:paragraph-properties style:master-page-name="Standard1" fo:text-align="justify"/>
      <style:text-properties fo:color="#000000"/>
    </style:style>
    <style:style style:name="P2" style:parent-style-name="Standard" style:family="paragraph">
      <style:paragraph-properties fo:border-bottom="0.992128pt solid #000000" fo:padding-bottom="2.097641429200000pt" fo:padding-left="2.097641429200000pt" fo:padding-right="2.097641429200000pt" fo:padding-top="2.097641429200000pt" fo:text-align="justify"/>
      <style:text-properties fo:color="#000000"/>
    </style:style>
    <style:style style:name="P3" style:parent-style-name="Standard" style:family="paragraph">
      <style:paragraph-properties fo:text-align="justify"/>
      <style:text-properties fo:color="#000000"/>
    </style:style>
    <style:style style:name="P4" style:parent-style-name="Heading_203" style:family="paragraph">
      <style:paragraph-properties fo:text-align="justify"/>
      <style:text-properties fo:color="#000000"/>
    </style:style>
    <style:style style:name="P5" style:parent-style-name="Text_20body" style:family="paragraph">
      <style:paragraph-properties fo:text-align="justify"/>
      <style:text-properties fo:color="#000000"/>
    </style:style>
    <style:style style:name="T1" style:parent-style-name="Text_20body" style:family="text">
      <style:text-properties fo:font-family="DejaVu Sans Mono" fo:font-size="10.000000000000000pt"/>
    </style:style>
    <style:style style:name="P6" style:parent-style-name="Standard" style:family="paragraph">
      <style:text-properties fo:color="#000000"/>
    </style:style>
    <style:style style:name="P7" style:family="paragraph"/>
    <text:list-style style:name="L1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2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3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4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5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6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text:tracked-changes/>
      <text:page-sequence>
        <text:page text:master-page-name="Standard1"/>
        <text:page text:master-page-name="Standard1"/>
      </text:page-sequence>
      <text:h text:outline-level="1" text:style-name="P1">SEP # 49:INCLUDE_ILIB_FLAG</text:h>
      <text:p text:style-name="P2"/>
      <text:p text:style-name="P3"/>
      <text:p text:style-name="P3">Title:INCLUDE_ILIB_FLAG</text:p>
      <text:p text:style-name="P3">Version:1.0</text:p>
      <text:p text:style-name="P3">Author:Vincent LEJEUNE (vincent.lejeune@scilab.org)</text:p>
      <text:p text:style-name="P3">Review:</text:p>
      <text:p text:style-name="P3">Commented:</text:p>
      <text:p text:style-name="P3">State:DRAFT</text:p>
      <text:p text:style-name="P3">Scilab-Version:Scilab 5.3.x</text:p>
      <text:p text:style-name="P3">Vote:No</text:p>
      <text:p text:style-name="P3">Created:September 20th, 2010</text:p>
      <text:p text:style-name="P2"/>
      <text:p text:style-name="P3"/>
      <text:h text:outline-level="3" text:style-name="P4">Abstract</text:h>
      <text:p text:style-name="P3">The aim of this SEP is to add a utility Scilab macro to manage include flags that must be passed to underlying C/C++ compiler in a Scilab Gateway.</text:p>
      <text:p text:style-name="P3"/>
      <text:p text:style-name="P3"/>
      <text:h text:outline-level="3" text:style-name="P4">Rationale</text:h>
      <text:h text:outline-level="3" text:style-name="P5">Toolboxes often rely on third party includes files to provide functionality offered by an external library, at the time of compilation. They sometimes ship with their own include files too.</text:h>
      <text:h text:outline-level="3" text:style-name="P5">There is currently no unified way to tell the C/C++ underlying compiler where to look at when searching for an include file. The syntax for MSVC is<text:s/></text:h>
      <text:h text:outline-level="3" text:style-name="P5">-I"C:\some\path\"<text:s/></text:h>
      <text:h text:outline-level="3" text:style-name="P5">whereas the syntax for gcc is :</text:h>
      <text:h text:outline-level="3" text:style-name="P5">-I/usr/include/somepah/</text:h>
      <text:p text:style-name="P5">Such flags must be written in the build_gateway_c.sce file and need a tree of (getos()==...) if clauses.<text:s/></text:p>
      <text:p text:style-name="P5">ilib_include_flag goal is to leverage such syntax by passing relative or absolute path that are then converted into absolute, compiler coherent include path flag.</text:p>
      <text:p text:style-name="P5"/>
      <text:h text:outline-level="3" text:style-name="P4">Example Usage</text:h>
      <text:p text:style-name="P5"><text:s text:c="4"/>includes_path = ["../src/includes";"includes";"."];</text:p>
      <text:p text:style-name="P5"><text:s text:c="4"/>includes_src_c = ilib_includes_flag(includes_path);</text:p>
      <text:p text:style-name="P5"><text:s text:c="4"/>ilib_build('somelib',['myfun',sci_myfun'],['myfile.c'],[],[],includes_src_c);</text:p>
      <text:h text:outline-level="3" text:style-name="P4">Changelog</text:h>
      <text:p text:style-name="P5"><text:tab/><text:span text:style-name="T1">1.0 – Initial Version (Vincent LEJEUNE)</text:span></text:p>
      <text:h text:outline-level="3" text:style-name="P4">Copyright</text:h>
      <text:p text:style-name="P6"><text:tab/>This document has been placed under the license CeCILL-B.</text:p>
      <text:p text:style-name="P7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FR" fo:font-family="Nimbus Roman No9 L" fo:font-size="12.000000000000000pt" fo:language="fr" style:letter-kerning="true"/>
    </style:default-style>
    <style:style style:name="Index" style:display-name="Index" style:family="paragraph">
      <style:paragraph-properties style:tab-stop-distance="35.461478755799995pt" style:writing-mode="page"/>
      <style:text-properties fo:country="FR" fo:font-family="Nimbus Roman No9 L" fo:font-size="12.000000000000000pt" fo:language="fr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FR" fo:font-family="Nimbus Roman No9 L" fo:font-size="12.000000000000000pt" fo:font-style="italic" fo:language="fr" style:letter-kerning="true"/>
    </style:style>
    <style:style style:name="List_20Contents" style:display-name="List Contents" style:family="paragraph">
      <style:paragraph-properties fo:margin-left="28.346505799999999pt" fo:margin-right="0.000000000000000pt" fo:text-indent="0.000000000000000pt" style:tab-stop-distance="35.461478755799995pt" style:writing-mode="page"/>
      <style:text-properties fo:country="FR" fo:font-family="Nimbus Roman No9 L" fo:font-size="12.000000000000000pt" fo:language="fr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FR" fo:font-family="Nimbus Roman No9 L" fo:font-size="12.000000000000000pt" fo:language="fr" style:letter-kerning="true"/>
    </style:style>
    <style:style style:name="Heading_201" style:display-name="Heading 1" style:family="paragraph" style:next-style-name="Text_20body">
      <style:paragraph-properties style:default-outline-level="1" fo:margin-bottom="6.009459229600000pt" fo:margin-top="11.990571953400000pt" style:tab-stop-distance="35.461478755799995pt" style:writing-mode="page"/>
      <style:text-properties fo:country="FR" fo:font-family="Nimbus Sans L" fo:font-size="16.099999999999998pt" fo:font-weight="bold" fo:language="fr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FR" fo:font-family="Nimbus Sans L" fo:font-size="14.000000000000000pt" fo:language="fr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FR" fo:font-family="Nimbus Roman No9 L" fo:font-size="12.000000000000000pt" fo:language="fr" style:letter-kerning="true"/>
    </style:style>
    <style:style style:name="Heading_203" style:display-name="Heading 3" style:family="paragraph" style:next-style-name="Text_20body">
      <style:paragraph-properties style:default-outline-level="3" fo:margin-bottom="6.009459229600000pt" fo:margin-top="11.990571953400000pt" style:tab-stop-distance="35.461478755799995pt" style:writing-mode="page"/>
      <style:text-properties fo:country="FR" fo:font-family="Nimbus Sans L" fo:font-size="14.000000000000000pt" fo:font-weight="bold" fo:language="fr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FR" fo:font-family="Nimbus Roman No9 L" fo:font-size="12.000000000000000pt" fo:language="fr" style:letter-kerning="true"/>
    </style:style>
    <style:style style:name="Bullet_20Symbols" style:display-name="Bullet Symbols" style:family="text">
      <style:text-properties fo:font-family="StarSymbol" fo:font-size="9.000000000000000pt"/>
    </style:style>
    <style:style style:name="Teletype" style:display-name="Teletype" style:family="text">
      <style:text-properties fo:font-family="DejaVu Sans Mono"/>
    </style:style>
    <style:style style:name="Internet_20link" style:display-name="Internet link" style:family="text">
      <style:text-properties fo:color="#000080" style:text-underline-style="solid" style:text-underline-type="single" style:text-underline-width="auto"/>
    </style:style>
  </office:styles>
  <office:automatic-styles>
    <style:page-layout style:name="pm1" style:page-usage="all">
      <style:page-layout-properties fo:margin="56.693011599999998pt" fo:padding="0.000000000000000pt" fo:page-height="841.862875754199990pt" fo:page-width="595.248275294199971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2.2</meta:generator>
    <dc:title/>
    <meta:initial-creator>Pierre MARECHAL</meta:initial-creator>
    <meta:editing-cycles>1</meta:editing-cycles>
    <dc:date>2010-09-20T16:26:47</dc:date>
    <meta:creation-date>2008-07-09T13:39:08</meta:creation-date>
    <dc:creator>Pierre MARECHAL</dc:creator>
  </office:meta>
</office:document-meta>
</file>